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he course of Operating System</text:title></text:p>
      <text:p text:style-name="OrgTitle"/>
      <text:p text:style-name="OrgSubtitle"><text:initial-creator>mrc20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bdf178">1. What is Operating System?</text:a></text:p>
          <text:p text:style-name="Contents_20_1"><text:a xlink:type="simple" xlink:href="#org5c19cad">2. Curriculum organization</text:a></text:p>
          <text:p text:style-name="Contents_20_1"><text:a xlink:type="simple" xlink:href="#org9d7da23">3. Leading knowledge</text:a></text:p>
        </text:index-body>
      </text:table-of-content>
      <text:h text:style-name="Heading_20_1" text:outline-level="1" text:is-list-header="false">
<text:bookmark-start text:name="OrgXref.org6bdf178"/>
<text:bookmark text:name="org6bdf178"/>What is Operating System?
<text:bookmark-end text:name="OrgXref.org6bdf178"/></text:h>
      <text:h text:style-name="Heading_20_1" text:outline-level="1" text:is-list-header="false">
<text:bookmark-start text:name="OrgXref.org5c19cad"/>
<text:bookmark text:name="org5c19cad"/>Curriculum organization
<text:bookmark-end text:name="OrgXref.org5c19cad"/></text:h>
      <text:h text:style-name="Heading_20_1" text:outline-level="1" text:is-list-header="false">
<text:bookmark-start text:name="OrgXref.org9d7da23"/>
<text:bookmark text:name="org9d7da23"/>Leading knowledge
<text:bookmark-end text:name="OrgXref.org9d7da23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rc20</dc:creator>
    <meta:initial-creator>mrc20</meta:initial-creator>
    <dc:date>2022-07-12T00:26:48</dc:date>
    <meta:creation-date>2022-07-12T00:26:48</meta:creation-date>
    <meta:generator>Emacs 27.2 (Org mode 9.4.4)</meta:generator>
    <meta:keyword/>
    <dc:subject/>
    <dc:title>The course of Operating System</dc:title>
  </office:meta>
</office:document-meta>
</file>